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Mono 10" svg:font-family="'LM Mono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LM Mono 10" officeooo:rsid="00060884" officeooo:paragraph-rsid="00060884"/>
    </style:style>
    <style:style style:name="P2" style:family="paragraph" style:parent-style-name="Header">
      <style:paragraph-properties fo:text-align="start" style:justify-single-word="false"/>
      <style:text-properties style:font-name="LM Mono 10" fo:font-style="normal" officeooo:rsid="00060884" officeooo:paragraph-rsid="00060884" style:font-style-asian="normal" style:font-style-complex="normal"/>
    </style:style>
    <style:style style:name="P3" style:family="paragraph" style:parent-style-name="Title">
      <style:text-properties style:font-name="LM Mono 1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[IAS Project] Ancri Carlo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Mono 10" svg:font-family="'LM Mono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M Mono 10" fo:font-style="normal" officeooo:rsid="00060884" officeooo:paragraph-rsid="00060884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ncri Carlo<text:tab/>Informatica Musicale<text:tab/>A. S. 2024/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1:25:31.253178848</meta:creation-date>
    <dc:date>2025-03-20T11:29:59.820475532</dc:date>
    <meta:editing-duration>PT4M29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11" meta:character-count="73" meta:non-whitespace-character-count="64"/>
  </office:meta>
</office:document-meta>
</file>